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EN</text:p>
          </table:table-cell>
          <table:table-cell office:value-type="string">
            <text:p>FR</text:p>
          </table:table-cell>
          <table:table-cell office:value-type="string">
            <text:p>ES</text:p>
          </table:table-cell>
          <table:table-cell office:value-type="string">
            <text:p>C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Alimentary tract and metabolism</text:p>
          </table:table-cell>
          <table:table-cell office:value-type="string">
            <text:p>Système digestif et métabolisme</text:p>
          </table:table-cell>
          <table:table-cell office:value-type="string">
            <text:p>Tracto alimentario y metabolismo</text:p>
          </table:table-cell>
          <table:table-cell office:value-type="string">
            <text:p>Sistema digestiu i metabolism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Blood and blood forming organs</text:p>
          </table:table-cell>
          <table:table-cell office:value-type="string">
            <text:p>Sang et organes hématopoiétiques</text:p>
          </table:table-cell>
          <table:table-cell office:value-type="string">
            <text:p>Sangre y órganos hematopoyéticos</text:p>
          </table:table-cell>
          <table:table-cell office:value-type="string">
            <text:p>Sang i derivat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Cardiovascular system</text:p>
          </table:table-cell>
          <table:table-cell office:value-type="string">
            <text:p>Système cardio-vasculaire</text:p>
          </table:table-cell>
          <table:table-cell office:value-type="string">
            <text:p>Sistema cardiovascular</text:p>
          </table:table-cell>
          <table:table-cell office:value-type="string">
            <text:p>Cardiovascula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Dermatologicals</text:p>
          </table:table-cell>
          <table:table-cell office:value-type="string">
            <text:p>Dermatologie</text:p>
          </table:table-cell>
          <table:table-cell office:value-type="string">
            <text:p>Dermatológicos</text:p>
          </table:table-cell>
          <table:table-cell office:value-type="string">
            <text:p>Dermatològic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string">
            <text:p>Genito urinary system and sex hormones</text:p>
          </table:table-cell>
          <table:table-cell office:value-type="string">
            <text:p>Système génito-urinaire et hormones sexuelles</text:p>
          </table:table-cell>
          <table:table-cell office:value-type="string">
            <text:p>Sistema genitourinario y hormonas sexuales</text:p>
          </table:table-cell>
          <table:table-cell office:value-type="string">
            <text:p>Genitourinari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string">
            <text:p>Systemic hormonal preparations, excl. sex hormones and insulins</text:p>
          </table:table-cell>
          <table:table-cell office:value-type="string">
            <text:p>Hormones systémiques, à l'exclusion des hormones sexuelles et des insulines</text:p>
          </table:table-cell>
          <table:table-cell office:value-type="string">
            <text:p>Preparados hormonales sistémicos, excluyendo hormonas sexuales e insulinas</text:p>
          </table:table-cell>
          <table:table-cell office:value-type="string">
            <text:p>Hormonal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</text:p>
          </table:table-cell>
          <table:table-cell office:value-type="string">
            <text:p>Anti-infectives for systemic use</text:p>
          </table:table-cell>
          <table:table-cell office:value-type="string">
            <text:p>Anti-infectieux (usage systémique)</text:p>
          </table:table-cell>
          <table:table-cell office:value-type="string">
            <text:p>Antiinfecciosos para uso sistémico</text:p>
          </table:table-cell>
          <table:table-cell office:value-type="string">
            <text:p>Antiinfeccioso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office:value-type="string">
            <text:p>Anti-neoplastic and immunomodulating agents</text:p>
          </table:table-cell>
          <table:table-cell office:value-type="string">
            <text:p>Antinéoplasiques et agents immunomodulants</text:p>
          </table:table-cell>
          <table:table-cell office:value-type="string">
            <text:p>Antineoplásicos e inmunomoduladores</text:p>
          </table:table-cell>
          <table:table-cell office:value-type="string">
            <text:p>Antineoplàstic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string">
            <text:p>Musculo-skeletal system</text:p>
          </table:table-cell>
          <table:table-cell office:value-type="string">
            <text:p>Système musculo-squelettique</text:p>
          </table:table-cell>
          <table:table-cell office:value-type="string">
            <text:p>Sistema musculoesquelético</text:p>
          </table:table-cell>
          <table:table-cell office:value-type="string">
            <text:p>Musculoesquelètic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string">
            <text:p>Nervous system</text:p>
          </table:table-cell>
          <table:table-cell office:value-type="string">
            <text:p>Système nerveux</text:p>
          </table:table-cell>
          <table:table-cell office:value-type="string">
            <text:p>Sistema nervioso</text:p>
          </table:table-cell>
          <table:table-cell office:value-type="string">
            <text:p>Sistema nerviós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string">
            <text:p>Anti-parasitic products, insecticides and repellents</text:p>
          </table:table-cell>
          <table:table-cell office:value-type="string">
            <text:p>Antiparasitaires, insecticides et répulsifs</text:p>
          </table:table-cell>
          <table:table-cell office:value-type="string">
            <text:p>Antiparasitarios, insecticidas y repelentes</text:p>
          </table:table-cell>
          <table:table-cell office:value-type="string">
            <text:p>Productes antiparasitaris, insecticides i repel·lent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string">
            <text:p>Respiratory system</text:p>
          </table:table-cell>
          <table:table-cell office:value-type="string">
            <text:p>Système respiratoire</text:p>
          </table:table-cell>
          <table:table-cell office:value-type="string">
            <text:p>Sistema respiratorio</text:p>
          </table:table-cell>
          <table:table-cell office:value-type="string">
            <text:p>Respiratori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Sensory organs</text:p>
          </table:table-cell>
          <table:table-cell office:value-type="string">
            <text:p>Organes sensoriels</text:p>
          </table:table-cell>
          <table:table-cell office:value-type="string">
            <text:p>Órganos de los sentidos</text:p>
          </table:table-cell>
          <table:table-cell office:value-type="string">
            <text:p>Òrgans dels sentit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V</text:p>
          </table:table-cell>
          <table:table-cell office:value-type="string">
            <text:p>Various</text:p>
          </table:table-cell>
          <table:table-cell office:value-type="string">
            <text:p>Divers</text:p>
          </table:table-cell>
          <table:table-cell office:value-type="string">
            <text:p>Varios</text:p>
          </table:table-cell>
          <table:table-cell office:value-type="string">
            <text:p>Altr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/04/2019</text:date>, <text:time>09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Vau</meta:initial-creator>
    <meta:creation-date>2019-04-11T09:27:59</meta:creation-date>
    <dc:date>2019-04-11T09:36:05</dc:date>
    <dc:creator>Ben Vau</dc:creator>
    <meta:editing-duration>PT8M8S</meta:editing-duration>
    <meta:editing-cycles>1</meta:editing-cycles>
    <meta:generator>OpenOffice/4.0.0$Unix OpenOffice.org_project/400m3$Build-9702</meta:generator>
    <meta:document-statistic meta:table-count="3" meta:cell-count="90" meta:object-count="0"/>
  </office:meta>
</office:document-meta>
</file>